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37d" officeooo:paragraph-rsid="001a1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12:14.142109947</meta:creation-date>
    <dc:date>2021-12-08T14:12:35.385225457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